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1.353cm"/>
    </style:style>
    <style:style style:name="Tabla1.B" style:family="table-column">
      <style:table-column-properties style:column-width="2.028cm"/>
    </style:style>
    <style:style style:name="Tabla1.C" style:family="table-column">
      <style:table-column-properties style:column-width="4.62cm"/>
    </style:style>
    <style:style style:name="Tabla1.D" style:family="table-column">
      <style:table-column-properties style:column-width="1.762cm"/>
    </style:style>
    <style:style style:name="Tabla1.E" style:family="table-column">
      <style:table-column-properties style:column-width="7.237cm"/>
    </style:style>
    <style:style style:name="Tabla1.A1" style:family="table-cell">
      <style:table-cell-properties style:vertical-align="middle" fo:padding="0.049cm" fo:border="none"/>
    </style:style>
    <style:style style:name="P1" style:family="paragraph" style:parent-style-name="Header">
      <style:text-properties officeooo:rsid="0002ff02" officeooo:paragraph-rsid="0002ff02"/>
    </style:style>
    <style:style style:name="P2" style:family="paragraph" style:parent-style-name="Header">
      <style:paragraph-properties fo:text-align="end" style:justify-single-word="false"/>
      <style:text-properties officeooo:rsid="0002ff02" officeooo:paragraph-rsid="0002ff02"/>
    </style:style>
    <style:style style:name="P3" style:family="paragraph" style:parent-style-name="Footer">
      <style:paragraph-properties fo:text-align="end" style:justify-single-word="false"/>
    </style:style>
    <style:style style:name="P4" style:family="paragraph" style:parent-style-name="Heading_20_3">
      <style:paragraph-properties fo:margin-left="0cm" fo:margin-right="0cm" fo:text-indent="0cm" style:auto-text-indent="false"/>
    </style:style>
    <style:style style:name="P5" style:family="paragraph" style:parent-style-name="Heading_20_4">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itle">
      <style:text-properties officeooo:paragraph-rsid="0005aa8a"/>
    </style:style>
    <style:style style:name="P8" style:family="paragraph" style:parent-style-name="Title">
      <style:text-properties officeooo:rsid="0007cae5" officeooo:paragraph-rsid="0007cae5"/>
    </style:style>
    <style:style style:name="P9" style:family="paragraph" style:parent-style-name="Footer">
      <style:paragraph-properties fo:text-align="end" style:justify-single-word="false"/>
    </style:style>
    <style:style style:name="P10" style:family="paragraph" style:parent-style-name="Preformatted_20_Text">
      <style:paragraph-properties fo:margin-top="0cm" fo:margin-bottom="0.499cm" style:contextual-spacing="false"/>
    </style:style>
    <style:style style:name="P11" style:family="paragraph" style:parent-style-name="Text_20_body" style:list-style-name="L1">
      <style:paragraph-properties fo:margin-left="0cm" fo:margin-right="0cm" fo:margin-top="0cm" fo:margin-bottom="0cm" style:contextual-spacing="false" fo:text-indent="0cm" style:auto-text-indent="false"/>
    </style:style>
    <style:style style:name="P12" style:family="paragraph" style:parent-style-name="Text_20_body" style:list-style-name="L1">
      <style:paragraph-properties fo:margin-left="0cm" fo:margin-right="0cm" fo:text-indent="0cm" style:auto-text-indent="false"/>
    </style:style>
    <style:style style:name="P13" style:family="paragraph" style:parent-style-name="Text_20_body" style:list-style-name="L2">
      <style:paragraph-properties fo:margin-left="0cm" fo:margin-right="0cm" fo:margin-top="0cm" fo:margin-bottom="0cm" style:contextual-spacing="false" fo:text-indent="0cm" style:auto-text-indent="false"/>
    </style:style>
    <style:style style:name="P14" style:family="paragraph" style:parent-style-name="Text_20_body" style:list-style-name="L2">
      <style:paragraph-properties fo:margin-left="0cm" fo:margin-right="0cm" fo:text-indent="0cm" style:auto-text-indent="false"/>
    </style:style>
    <style:style style:name="P15" style:family="paragraph" style:parent-style-name="Text_20_body" style:list-style-name="L3">
      <style:paragraph-properties fo:margin-left="0cm" fo:margin-right="0cm" fo:margin-top="0cm" fo:margin-bottom="0cm" style:contextual-spacing="false" fo:text-indent="0cm" style:auto-text-indent="false"/>
    </style:style>
    <style:style style:name="P16" style:family="paragraph" style:parent-style-name="Text_20_body" style:list-style-name="L3">
      <style:paragraph-properties fo:margin-left="0cm" fo:margin-right="0cm" fo:text-indent="0cm" style:auto-text-indent="false"/>
    </style:style>
    <style:style style:name="P17" style:family="paragraph" style:parent-style-name="Text_20_body" style:list-style-name="L4">
      <style:paragraph-properties fo:margin-left="0cm" fo:margin-right="0cm" fo:margin-top="0cm" fo:margin-bottom="0cm" style:contextual-spacing="false" fo:text-indent="0cm" style:auto-text-indent="false"/>
    </style:style>
    <style:style style:name="P18" style:family="paragraph" style:parent-style-name="Text_20_body" style:list-style-name="L4">
      <style:paragraph-properties fo:margin-left="0cm" fo:margin-right="0cm" fo:text-indent="0cm" style:auto-text-indent="false"/>
    </style:style>
    <style:style style:name="P19" style:family="paragraph" style:parent-style-name="Text_20_body" style:list-style-name="L5">
      <style:paragraph-properties fo:margin-left="0cm" fo:margin-right="0cm" fo:margin-top="0cm" fo:margin-bottom="0cm" style:contextual-spacing="false" fo:text-indent="0cm" style:auto-text-indent="false"/>
    </style:style>
    <style:style style:name="P20" style:family="paragraph" style:parent-style-name="Text_20_body" style:list-style-name="L5">
      <style:paragraph-properties fo:margin-left="0cm" fo:margin-right="0cm" fo:text-indent="0cm" style:auto-text-indent="false"/>
    </style:style>
    <style:style style:name="P21" style:family="paragraph" style:parent-style-name="Text_20_body" style:list-style-name="L6">
      <style:paragraph-properties fo:margin-left="0cm" fo:margin-right="0cm" fo:margin-top="0cm" fo:margin-bottom="0cm" style:contextual-spacing="false" fo:text-indent="0cm" style:auto-text-indent="false"/>
    </style:style>
    <style:style style:name="P22" style:family="paragraph" style:parent-style-name="Text_20_body" style:list-style-name="L6">
      <style:paragraph-properties fo:margin-left="0cm" fo:margin-right="0cm" fo:text-indent="0cm" style:auto-text-indent="false"/>
    </style:style>
    <style:style style:name="P23" style:family="paragraph" style:parent-style-name="Text_20_body" style:list-style-name="L7">
      <style:paragraph-properties fo:margin-left="0cm" fo:margin-right="0cm" fo:text-indent="0cm" style:auto-text-indent="false"/>
    </style:style>
    <style:style style:name="P24" style:family="paragraph" style:parent-style-name="Text_20_body" style:list-style-name="L7">
      <style:paragraph-properties fo:margin-left="0cm" fo:margin-right="0cm" fo:margin-top="0cm" fo:margin-bottom="0cm" style:contextual-spacing="false" fo:text-indent="0cm" style:auto-text-indent="false"/>
    </style:style>
    <style:style style:name="P25" style:family="paragraph" style:parent-style-name="Text_20_body" style:list-style-name="L8">
      <style:paragraph-properties fo:margin-left="0cm" fo:margin-right="0cm" fo:margin-top="0cm" fo:margin-bottom="0cm" style:contextual-spacing="false" fo:text-indent="0cm" style:auto-text-indent="false"/>
    </style:style>
    <style:style style:name="P26" style:family="paragraph" style:parent-style-name="Text_20_body" style:list-style-name="L8">
      <style:paragraph-properties fo:margin-left="0cm" fo:margin-right="0cm" fo:text-indent="0cm" style:auto-text-indent="false"/>
    </style:style>
    <style:style style:name="P27" style:family="paragraph" style:parent-style-name="Text_20_body" style:list-style-name="L9">
      <style:paragraph-properties fo:margin-left="0cm" fo:margin-right="0cm" fo:margin-top="0cm" fo:margin-bottom="0cm" style:contextual-spacing="false" fo:text-indent="0cm" style:auto-text-indent="false"/>
    </style:style>
    <style:style style:name="P28" style:family="paragraph" style:parent-style-name="Text_20_body" style:list-style-name="L9">
      <style:paragraph-properties fo:margin-left="0cm" fo:margin-right="0cm" fo:text-indent="0cm" style:auto-text-indent="false"/>
    </style:style>
    <style:style style:name="P29" style:family="paragraph" style:parent-style-name="Text_20_body">
      <style:text-properties officeooo:paragraph-rsid="0005aa8a"/>
    </style:style>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paragraph-properties fo:break-before="page"/>
      <style:text-properties officeooo:paragraph-rsid="000ac327"/>
    </style:style>
    <style:style style:name="P49" style:family="paragraph" style:parent-style-name="Text_20_body">
      <style:paragraph-properties fo:margin-top="0cm" fo:margin-bottom="0cm" style:contextual-spacing="false"/>
    </style:style>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text-properties officeooo:paragraph-rsid="000b826d"/>
    </style:style>
    <style:style style:name="P53" style:family="paragraph" style:parent-style-name="Text_20_body">
      <style:paragraph-properties fo:break-before="page"/>
      <style:text-properties officeooo:paragraph-rsid="000b826d"/>
    </style:style>
    <style:style style:name="P54" style:family="paragraph" style:parent-style-name="Text_20_body">
      <style:text-properties officeooo:paragraph-rsid="000cf1b8"/>
    </style:style>
    <style:style style:name="P55" style:family="paragraph" style:parent-style-name="Text_20_body">
      <style:paragraph-properties fo:break-before="page"/>
      <style:text-properties officeooo:paragraph-rsid="000cf1b8"/>
    </style:style>
    <style:style style:name="T1" style:family="text">
      <style:text-properties officeooo:rsid="0002ff02" fo:background-color="#ffff00" loext:char-shading-value="0"/>
    </style:style>
    <style:style style:name="T2" style:family="text">
      <style:text-properties officeooo:rsid="0008f10a" fo:background-color="#ffff00" loext:char-shading-value="0"/>
    </style:style>
    <style:style style:name="T3" style:family="text">
      <style:text-properties officeooo:rsid="000ac327" fo:background-color="#ffff00" loext:char-shading-value="0"/>
    </style:style>
    <style:style style:name="T4" style:family="text">
      <style:text-properties officeooo:rsid="000b826d" fo:background-color="#ffff00" loext:char-shading-value="0"/>
    </style:style>
    <style:style style:name="T5" style:family="text">
      <style:text-properties officeooo:rsid="000cf1b8" fo:background-color="#ffff00" loext:char-shading-value="0"/>
    </style:style>
    <style:style style:name="T6" style:family="text">
      <style:text-properties officeooo:rsid="0005aa8a"/>
    </style:style>
    <style:style style:name="T7" style:family="text">
      <style:text-properties officeooo:rsid="0008f10a"/>
    </style:style>
    <style:style style:name="T8" style:family="text">
      <style:text-properties officeooo:rsid="000b826d"/>
    </style:style>
    <style:style style:name="T9" style:family="text">
      <style:text-properties officeooo:rsid="000b826d" fo:background-color="transparent" loext:char-shading-value="0"/>
    </style:style>
    <style:style style:name="T10" style:family="text">
      <style:text-properties officeooo:rsid="000b826d" fo:background-color="transparent" loext:char-shading-value="0"/>
    </style:style>
    <style:style style:name="T11" style:family="text">
      <style:text-properties fo:font-weight="normal" officeooo:rsid="000b826d" fo:background-color="transparent" loext:char-shading-value="0" style:font-weight-asian="normal" style:font-weight-complex="normal"/>
    </style:style>
    <style:style style:name="T12" style:family="text">
      <style:text-properties officeooo:rsid="000cf1b8"/>
    </style:style>
    <style:style style:name="T13" style:family="text">
      <style:text-properties fo:font-size="28pt" fo:font-weight="normal" officeooo:rsid="000b826d" fo:background-color="transparent" loext:char-shading-value="0" style:font-size-asian="28pt" style:font-weight-asian="normal" style:font-size-complex="28pt" style:font-weight-complex="normal"/>
    </style:style>
    <style:style style:name="T14" style:family="text">
      <style:text-properties fo:font-size="28pt" officeooo:rsid="000b826d" fo:background-color="transparent" loext:char-shading-value="0" style:font-size-asian="28pt" style:font-size-complex="28pt"/>
    </style:style>
    <style:style style:name="T15" style:family="text">
      <style:text-properties fo:font-size="28pt" fo:font-weight="bold" officeooo:rsid="000b826d" fo:background-color="transparent" loext:char-shading-value="0" style:font-size-asian="28pt" style:font-weight-asian="bold" style:font-size-complex="28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ÓDULO 1<text:span text:style-name="T6">(anexos)</text:span>:</text:p>
      <text:p text:style-name="P8"><text:span text:style-name="T7">Arquitectura de Software</text:span>:<text:line-break/><text:span text:style-name="T7">Buses_app</text:span></text:p>
      <text:p text:style-name="P54"><text:span text:style-name="Strong_20_Emphasis"><text:span text:style-name="T5">iteración 1</text:span></text:span></text:p>
      <text:p text:style-name="P29"><text:span text:style-name="Strong_20_Emphasis"><text:span text:style-name="T2">Re</text:span></text:span><text:span text:style-name="Strong_20_Emphasis"><text:span text:style-name="T1">querimientos teóricos para el diseño de una aplicación de venta de billetes de autobús basándonos en la ISO 12207 (Ingeniería de Sistemas y Software). Esta norma nos proporciona un marco para la gestión del ciclo de vida del software, incluyendo la definición de requerimientos.</text:span></text:span></text:p>
      <text:p text:style-name="Text_20_body"><text:span text:style-name="Strong_20_Emphasis">Consideraciones Generales:</text:span></text:p>
      <text:list text:style-name="L10">
        <text:list-item>
          <text:p text:style-name="P30"><text:span text:style-name="Strong_20_Emphasis">Alcance:</text:span> Esta aplicación estará destinada a usuarios finales para la compra de billetes, y posiblemente a administradores para la gestión de rutas, horarios y precios.</text:p>
        </text:list-item>
        <text:list-item>
          <text:p text:style-name="P30"><text:span text:style-name="Strong_20_Emphasis">Contexto:</text:span> Considerar el entorno en el que se utilizará la aplicación (móvil, web, quiosco), la infraestructura de red disponible, y la integración con sistemas existentes de la empresa de autobuses (si los hay).</text:p>
        </text:list-item>
        <text:list-item>
          <text:p text:style-name="P30"><text:span text:style-name="Strong_20_Emphasis">Partes Interesadas:</text:span> Identificar a los usuarios finales, la empresa de autobuses, los desarrolladores, y cualquier otro grupo que pueda verse afectado por la aplicación.</text:p>
        </text:list-item>
      </text:list>
      <text:p text:style-name="Text_20_body"><text:span text:style-name="Strong_20_Emphasis">Clasificación de Requerimientos según ISO 12207:</text:span></text:p>
      <text:p text:style-name="Text_20_body">Para organizar mejor los requerimientos, los clasificaremos en varias categorías, siguiendo los principios de la ISO 12207.</text:p>
      <text:p text:style-name="Text_20_body"><text:span text:style-name="Strong_20_Emphasis">1. Requerimientos del Sistema (High-Level Requirements):</text:span></text:p>
      <text:list text:style-name="L11">
        <text:list-item>
          <text:p text:style-name="P31"><text:span text:style-name="Strong_20_Emphasis">Funcionalidad Principal:</text:span></text:p>
          <text:list>
            <text:list-item>
              <text:p text:style-name="P31">El sistema debe permitir a los usuarios buscar billetes de autobús por origen, destino, fecha y hora.</text:p>
            </text:list-item>
            <text:list-item>
              <text:p text:style-name="P31">El sistema debe mostrar los resultados de la búsqueda, incluyendo precios, horarios y disponibilidad de asientos.</text:p>
            </text:list-item>
            <text:list-item>
              <text:p text:style-name="P31">El sistema debe permitir a los usuarios seleccionar asientos específicos (si aplica).</text:p>
            </text:list-item>
            <text:list-item>
              <text:p text:style-name="P31">El sistema debe permitir a los usuarios realizar el pago del billete utilizando diferentes métodos de pago (tarjeta de crédito/débito, billeteras electrónicas, etc.).</text:p>
            </text:list-item>
            <text:list-item>
              <text:p text:style-name="P31">El sistema debe generar y enviar una confirmación de la compra al usuario (por correo electrónico o dentro de la app).</text:p>
            </text:list-item>
            <text:list-item>
              <text:p text:style-name="P31"><text:soft-page-break/>El sistema debe permitir a los usuarios acceder al billete electrónico desde la aplicación.</text:p>
            </text:list-item>
            <text:list-item>
              <text:p text:style-name="P31">El sistema debe permitir la gestión de perfiles de usuario (creación, modificación, eliminación).</text:p>
            </text:list-item>
            <text:list-item>
              <text:p text:style-name="P31">El sistema debe permitir la gestión de rutas, horarios y precios por parte de los administradores (panel de administración).</text:p>
            </text:list-item>
            <text:list-item>
              <text:p text:style-name="P31">El sistema debe permitir la gestión de descuentos y promociones (panel de administración).</text:p>
            </text:list-item>
            <text:list-item>
              <text:p text:style-name="P31">El sistema debe generar informes de ventas y ocupación (panel de administración).</text:p>
            </text:list-item>
          </text:list>
        </text:list-item>
        <text:list-item>
          <text:p text:style-name="P31"><text:span text:style-name="Strong_20_Emphasis">Rendimiento:</text:span></text:p>
          <text:list>
            <text:list-item>
              <text:p text:style-name="P31">El sistema debe responder a las consultas de búsqueda en un tiempo razonable (ej. menos de 3 segundos).</text:p>
            </text:list-item>
            <text:list-item>
              <text:p text:style-name="P31">El sistema debe soportar un número determinado de usuarios concurrentes (ej. 1000 usuarios simultáneos).</text:p>
            </text:list-item>
            <text:list-item>
              <text:p text:style-name="P31">El sistema debe ser capaz de procesar un número determinado de transacciones por hora (ej. 500 transacciones/hora).</text:p>
            </text:list-item>
          </text:list>
        </text:list-item>
        <text:list-item>
          <text:p text:style-name="P31"><text:span text:style-name="Strong_20_Emphasis">Seguridad:</text:span></text:p>
          <text:list>
            <text:list-item>
              <text:p text:style-name="P31">El sistema debe proteger la información personal y financiera de los usuarios.</text:p>
            </text:list-item>
            <text:list-item>
              <text:p text:style-name="P31">El sistema debe cumplir con las normativas de protección de datos (ej. GDPR).</text:p>
            </text:list-item>
            <text:list-item>
              <text:p text:style-name="P31">El sistema debe prevenir el acceso no autorizado a la información de los administradores.</text:p>
            </text:list-item>
          </text:list>
        </text:list-item>
        <text:list-item>
          <text:p text:style-name="P31"><text:span text:style-name="Strong_20_Emphasis">Interfaces:</text:span></text:p>
          <text:list>
            <text:list-item>
              <text:p text:style-name="P31">El sistema debe tener una interfaz de usuario intuitiva y fácil de usar.</text:p>
            </text:list-item>
            <text:list-item>
              <text:p text:style-name="P31">El sistema debe ser compatible con diferentes dispositivos (smartphones, tablets, ordenadores).</text:p>
            </text:list-item>
            <text:list-item>
              <text:p text:style-name="P31">El sistema debe ser compatible con diferentes navegadores web (si aplica).</text:p>
            </text:list-item>
            <text:list-item>
              <text:p text:style-name="P31">El sistema debe integrarse con sistemas de pago seguros.</text:p>
            </text:list-item>
            <text:list-item>
              <text:p text:style-name="P31">El sistema debe integrarse con el sistema de gestión de la empresa de autobuses (si existe).</text:p>
            </text:list-item>
          </text:list>
        </text:list-item>
        <text:list-item>
          <text:p text:style-name="P31"><text:span text:style-name="Strong_20_Emphasis">Restricciones:</text:span></text:p>
          <text:list>
            <text:list-item>
              <text:p text:style-name="P31">El sistema debe cumplir con las restricciones presupuestarias del proyecto.</text:p>
            </text:list-item>
            <text:list-item>
              <text:p text:style-name="P31">El sistema debe desarrollarse dentro de un plazo determinado.</text:p>
            </text:list-item>
            <text:list-item>
              <text:p text:style-name="P31"><text:soft-page-break/>El sistema debe ser compatible con la infraestructura tecnológica existente de la empresa de autobuses.</text:p>
            </text:list-item>
          </text:list>
        </text:list-item>
        <text:list-item>
          <text:p text:style-name="P31"><text:span text:style-name="Strong_20_Emphasis">Atributos de Calidad</text:span></text:p>
          <text:list>
            <text:list-item>
              <text:p text:style-name="P31">Disponibilidad: La aplicación debe estar disponible el 99.9% del tiempo.</text:p>
            </text:list-item>
            <text:list-item>
              <text:p text:style-name="P31">Usabilidad: La aplicación debe ser fácil de usar para usuarios de diferentes niveles de experiencia tecnológica.</text:p>
            </text:list-item>
            <text:list-item>
              <text:p text:style-name="P31">Mantenibilidad: El código debe estar bien documentado y modularizado para facilitar las actualizaciones y correcciones.</text:p>
            </text:list-item>
            <text:list-item>
              <text:p text:style-name="P31">Portabilidad: La aplicación debe ser portable a diferentes sistemas operativos (iOS, Android, Web).</text:p>
            </text:list-item>
          </text:list>
        </text:list-item>
      </text:list>
      <text:p text:style-name="Text_20_body"><text:span text:style-name="Strong_20_Emphasis">2. Requerimientos de Software (Detailed Requirements):</text:span></text:p>
      <text:p text:style-name="Text_20_body">Una vez que se tienen los requerimientos del sistema, se deben detallar los requerimientos de software, dividiéndolos en:</text:p>
      <text:list text:style-name="L12">
        <text:list-item>
          <text:p text:style-name="P32"><text:span text:style-name="Strong_20_Emphasis">Requerimientos Funcionales:</text:span> Describe cada funcionalidad en detalle. Por ejemplo:</text:p>
          <text:list>
            <text:list-item>
              <text:p text:style-name="P32">"El sistema debe permitir al usuario filtrar los resultados de la búsqueda por precio, duración del viaje y número de escalas."</text:p>
            </text:list-item>
            <text:list-item>
              <text:p text:style-name="P32">"El sistema debe mostrar un mapa con la ubicación de las estaciones de origen y destino."</text:p>
            </text:list-item>
            <text:list-item>
              <text:p text:style-name="P32">"El sistema debe permitir al usuario guardar sus datos de pago para futuras compras."</text:p>
            </text:list-item>
          </text:list>
        </text:list-item>
        <text:list-item>
          <text:p text:style-name="P32"><text:span text:style-name="Strong_20_Emphasis">Requerimientos No Funcionales:</text:span> Detalla aspectos de calidad, rendimiento, seguridad, etc. Por ejemplo:</text:p>
          <text:list>
            <text:list-item>
              <text:p text:style-name="P32">"El tiempo de carga de la página de resultados de búsqueda no debe exceder los 2 segundos."</text:p>
            </text:list-item>
            <text:list-item>
              <text:p text:style-name="P32">"La aplicación debe utilizar encriptación de extremo a extremo para proteger la información de la tarjeta de crédito."</text:p>
            </text:list-item>
            <text:list-item>
              <text:p text:style-name="P32">"La aplicación debe ser accesible para usuarios con discapacidades visuales, cumpliendo con las directrices WCAG."</text:p>
            </text:list-item>
          </text:list>
        </text:list-item>
        <text:list-item>
          <text:p text:style-name="P32"><text:span text:style-name="Strong_20_Emphasis">Requerimientos de Interfaz:</text:span> Especifica los detalles de la interfaz de usuario.</text:p>
          <text:list>
            <text:list-item>
              <text:p text:style-name="P32">"La aplicación debe utilizar un diseño responsive que se adapte a diferentes tamaños de pantalla."</text:p>
            </text:list-item>
            <text:list-item>
              <text:p text:style-name="P32">"La aplicación debe utilizar una paleta de colores coherente con la identidad visual de la empresa de autobuses."</text:p>
            </text:list-item>
            <text:list-item>
              <text:p text:style-name="P32">"La aplicación debe proporcionar mensajes de error claros y concisos."</text:p>
            </text:list-item>
          </text:list>
        </text:list-item>
        <text:list-item>
          <text:p text:style-name="P32"><text:soft-page-break/><text:span text:style-name="Strong_20_Emphasis">Requerimientos de Datos:</text:span> Describe la estructura y el tipo de datos que se manejarán.</text:p>
          <text:list>
            <text:list-item>
              <text:p text:style-name="P32">"El sistema debe almacenar información sobre las rutas, incluyendo origen, destino, horarios, precios y número de asientos disponibles."</text:p>
            </text:list-item>
            <text:list-item>
              <text:p text:style-name="P32">"El sistema debe almacenar información sobre los usuarios, incluyendo nombre, correo electrónico, teléfono y historial de compras."</text:p>
            </text:list-item>
            <text:list-item>
              <text:p text:style-name="P32">"El sistema debe almacenar información sobre las transacciones, incluyendo fecha, hora, importe y método de pago."</text:p>
            </text:list-item>
          </text:list>
        </text:list-item>
      </text:list>
      <text:p text:style-name="Text_20_body"><text:span text:style-name="Strong_20_Emphasis">3. Requerimientos de Interfaces Externas:</text:span></text:p>
      <text:list text:style-name="L13">
        <text:list-item>
          <text:p text:style-name="P33"><text:span text:style-name="Strong_20_Emphasis">Sistemas de Pago:</text:span> Especificar la integración con pasarelas de pago (ej. Stripe, PayPal).</text:p>
        </text:list-item>
        <text:list-item>
          <text:p text:style-name="P33"><text:span text:style-name="Strong_20_Emphasis">API de Mapas:</text:span> Especificar la integración con servicios de mapas (ej. Google Maps) para mostrar la ubicación de las estaciones.</text:p>
        </text:list-item>
        <text:list-item>
          <text:p text:style-name="P33"><text:span text:style-name="Strong_20_Emphasis">Sistema de la Empresa de Autobuses:</text:span> Detallar cómo se integrará la aplicación con el sistema central de la empresa (si existe) para obtener información sobre rutas, horarios y disponibilidad.</text:p>
        </text:list-item>
      </text:list>
      <text:p text:style-name="Text_20_body"><text:span text:style-name="Strong_20_Emphasis">4. Requerimientos de Seguridad:</text:span></text:p>
      <text:list text:style-name="L14">
        <text:list-item>
          <text:p text:style-name="P34"><text:span text:style-name="Strong_20_Emphasis">Autenticación:</text:span> Definir cómo se autenticarán los usuarios (ej. nombre de usuario y contraseña, autenticación de dos factores).</text:p>
        </text:list-item>
        <text:list-item>
          <text:p text:style-name="P34"><text:span text:style-name="Strong_20_Emphasis">Autorización:</text:span> Definir los niveles de acceso para diferentes usuarios (ej. usuarios finales, administradores).</text:p>
        </text:list-item>
        <text:list-item>
          <text:p text:style-name="P34"><text:span text:style-name="Strong_20_Emphasis">Protección de Datos:</text:span> Especificar las medidas de seguridad para proteger la información personal y financiera de los usuarios (ej. encriptación, anonimización).</text:p>
        </text:list-item>
        <text:list-item>
          <text:p text:style-name="P34"><text:span text:style-name="Strong_20_Emphasis">Cumplimiento Normativo:</text:span> Asegurarse de que la aplicación cumple con las normativas de protección de datos (ej. GDPR, CCPA).</text:p>
        </text:list-item>
      </text:list>
      <text:p text:style-name="Text_20_body"><text:span text:style-name="Strong_20_Emphasis">5. Requerimientos de Rendimiento:</text:span></text:p>
      <text:list text:style-name="L15">
        <text:list-item>
          <text:p text:style-name="P35"><text:span text:style-name="Strong_20_Emphasis">Tiempo de Respuesta:</text:span> Definir los tiempos de respuesta aceptables para diferentes acciones (ej. búsqueda de billetes, proceso de pago).</text:p>
        </text:list-item>
        <text:list-item>
          <text:p text:style-name="P35"><text:span text:style-name="Strong_20_Emphasis">Escalabilidad:</text:span> Definir la capacidad del sistema para manejar un aumento en el número de usuarios y transacciones.</text:p>
        </text:list-item>
        <text:list-item>
          <text:p text:style-name="P35"><text:span text:style-name="Strong_20_Emphasis">Disponibilidad:</text:span> Definir el porcentaje de tiempo que el sistema debe estar disponible (ej. 99.9%).</text:p>
        </text:list-item>
      </text:list>
      <text:p text:style-name="Text_20_body"><text:span text:style-name="Strong_20_Emphasis">Proceso de Obtención de Requerimientos:</text:span></text:p>
      <text:list text:style-name="L16">
        <text:list-item>
          <text:p text:style-name="P36"><text:span text:style-name="Strong_20_Emphasis">Entrevistas:</text:span> Realizar entrevistas con las partes interesadas (usuarios finales, empresa de autobuses) para comprender sus necesidades y expectativas.</text:p>
        </text:list-item>
        <text:list-item>
          <text:p text:style-name="P36"><text:soft-page-break/><text:span text:style-name="Strong_20_Emphasis">Talleres:</text:span> Organizar talleres con las partes interesadas para discutir y validar los requerimientos.</text:p>
        </text:list-item>
        <text:list-item>
          <text:p text:style-name="P36"><text:span text:style-name="Strong_20_Emphasis">Análisis de Documentos:</text:span> Analizar documentos existentes (ej. manuales de usuario, especificaciones de sistemas existentes) para identificar requerimientos.</text:p>
        </text:list-item>
        <text:list-item>
          <text:p text:style-name="P36"><text:span text:style-name="Strong_20_Emphasis">Prototipos:</text:span> Crear prototipos de la aplicación para validar los requerimientos con los usuarios.</text:p>
        </text:list-item>
      </text:list>
      <text:p text:style-name="Text_20_body"><text:span text:style-name="Strong_20_Emphasis">Documentación de los Requerimientos:</text:span></text:p>
      <text:p text:style-name="Text_20_body">Es crucial documentar todos los requerimientos de forma clara y concisa, utilizando un formato estandarizado (ej. una plantilla de requerimientos). Cada requerimiento debe ser:</text:p>
      <text:list text:style-name="L17">
        <text:list-item>
          <text:p text:style-name="P37"><text:span text:style-name="Strong_20_Emphasis">Único:</text:span> Identificado con un ID único.</text:p>
        </text:list-item>
        <text:list-item>
          <text:p text:style-name="P37"><text:span text:style-name="Strong_20_Emphasis">Verificable:</text:span> Se debe poder comprobar si el requerimiento se ha cumplido.</text:p>
        </text:list-item>
        <text:list-item>
          <text:p text:style-name="P37"><text:span text:style-name="Strong_20_Emphasis">Rastreable:</text:span> Se debe poder relacionar el requerimiento con las necesidades del usuario y las funcionalidades del sistema.</text:p>
        </text:list-item>
        <text:list-item>
          <text:p text:style-name="P37"><text:span text:style-name="Strong_20_Emphasis">Priorizado:</text:span> Se debe indicar la importancia del requerimiento (ej. alta, media, baja).</text:p>
        </text:list-item>
      </text:list>
      <text:p text:style-name="Text_20_body"><text:span text:style-name="Strong_20_Emphasis">Ejemplo de Plantilla de Requerimiento:</text:spa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Table_20_Contents">ID</text:p>
          </table:table-cell>
          <table:table-cell table:style-name="Tabla1.A1" office:value-type="string">
            <text:p text:style-name="Table_20_Contents">Tipo</text:p>
          </table:table-cell>
          <table:table-cell table:style-name="Tabla1.A1" office:value-type="string">
            <text:p text:style-name="Table_20_Contents">Descripción</text:p>
          </table:table-cell>
          <table:table-cell table:style-name="Tabla1.A1" office:value-type="string">
            <text:p text:style-name="Table_20_Contents">Prioridad</text:p>
          </table:table-cell>
          <table:table-cell table:style-name="Tabla1.A1" office:value-type="string">
            <text:p text:style-name="Table_20_Contents">Criterio de Aceptación</text:p>
          </table:table-cell>
        </table:table-row>
        <table:table-row>
          <table:table-cell table:style-name="Tabla1.A1" office:value-type="string">
            <text:p text:style-name="Table_20_Contents">REQ-001</text:p>
          </table:table-cell>
          <table:table-cell table:style-name="Tabla1.A1" office:value-type="string">
            <text:p text:style-name="Table_20_Contents">Funcional</text:p>
          </table:table-cell>
          <table:table-cell table:style-name="Tabla1.A1" office:value-type="string">
            <text:p text:style-name="Table_20_Contents">El sistema debe permitir al usuario buscar billetes por origen y destino.</text:p>
          </table:table-cell>
          <table:table-cell table:style-name="Tabla1.A1" office:value-type="string">
            <text:p text:style-name="Table_20_Contents">Alta</text:p>
          </table:table-cell>
          <table:table-cell table:style-name="Tabla1.A1" office:value-type="string">
            <text:p text:style-name="Table_20_Contents">El sistema muestra los resultados de la búsqueda con opciones de origen y destino disponibles.</text:p>
          </table:table-cell>
        </table:table-row>
        <table:table-row>
          <table:table-cell table:style-name="Tabla1.A1" office:value-type="string">
            <text:p text:style-name="Table_20_Contents">REQ-002</text:p>
          </table:table-cell>
          <table:table-cell table:style-name="Tabla1.A1" office:value-type="string">
            <text:p text:style-name="Table_20_Contents">No Funcional</text:p>
          </table:table-cell>
          <table:table-cell table:style-name="Tabla1.A1" office:value-type="string">
            <text:p text:style-name="Table_20_Contents">El tiempo de respuesta de la búsqueda no debe superar los 2 segundos.</text:p>
          </table:table-cell>
          <table:table-cell table:style-name="Tabla1.A1" office:value-type="string">
            <text:p text:style-name="Table_20_Contents">Media</text:p>
          </table:table-cell>
          <table:table-cell table:style-name="Tabla1.A1" office:value-type="string">
            <text:p text:style-name="Table_20_Contents">El tiempo de respuesta promedio de la búsqueda es inferior a 2 segundos en pruebas con un volumen de datos representativo.</text:p>
          </table:table-cell>
        </table:table-row>
      </table:table>
      <text:p text:style-name="Text_20_body"><text:span text:style-name="Strong_20_Emphasis">Consideraciones Adicionales:</text:span></text:p>
      <text:list text:style-name="L18">
        <text:list-item>
          <text:p text:style-name="P38"><text:span text:style-name="Strong_20_Emphasis">Evolución:</text:span> Los requerimientos pueden cambiar a lo largo del ciclo de vida del proyecto. Es importante establecer un proceso de gestión de cambios para gestionar estos cambios de forma controlada.</text:p>
        </text:list-item>
        <text:list-item>
          <text:p text:style-name="P38"><text:span text:style-name="Strong_20_Emphasis">Trazabilidad:</text:span> Mantener la trazabilidad entre los requerimientos, el diseño, el código y las pruebas.</text:p>
        </text:list-item>
        <text:list-item>
          <text:p text:style-name="P38"><text:span text:style-name="Strong_20_Emphasis">Validación:</text:span> Validar los requerimientos con las partes interesadas para asegurarse de que son correctos y completos.</text:p>
        </text:list-item>
      </text:list>
      <text:p text:style-name="Text_20_body">Al seguir un proceso estructurado para la definición y gestión de los requerimientos, basado en la ISO 12207, se aumenta significativamente la probabilidad de desarrollar una aplicación de venta de billetes de autobús que satisfaga las necesidades de los usuarios y de la empresa.</text:p>
      <text:p text:style-name="P29"><text:span text:style-name="Strong_20_Emphasis"><text:span text:style-name="T1"/></text:span></text:p>
      <text:p text:style-name="P55"><text:span text:style-name="Strong_20_Emphasis"><text:span text:style-name="T5">iteración 2</text:span></text:span><text:span text:style-name="Strong_20_Emphasis"><text:span text:style-name="T1"> </text:span></text:span></text:p>
      <text:p text:style-name="P54"><text:span text:style-name="Strong_20_Emphasis"><text:span text:style-name="T5">V</text:span></text:span><text:span text:style-name="Strong_20_Emphasis"><text:span text:style-name="T1">amos a planificar los sprints para el desarrollo del backend de la aplicación de venta de billetes de autobús, utilizando una arquitectura de microservicios, Python como lenguaje principal y con iteraciones de 1 semana. La estrategia será iterativa e incremental, priorizando el valor para el usuario lo antes posible.</text:span></text:span></text:p>
      <text:p text:style-name="Text_20_body"><text:span text:style-name="Strong_20_Emphasis">Estrategia General:</text:span></text:p>
      <text:list text:style-name="L19">
        <text:list-item>
          <text:p text:style-name="P39"><text:span text:style-name="Strong_20_Emphasis">Usuarios y Autenticación (Sprints 1-2):</text:span> Establecer la base para el manejo de usuarios y la seguridad.</text:p>
        </text:list-item>
        <text:list-item>
          <text:p text:style-name="P39"><text:span text:style-name="Strong_20_Emphasis">Búsqueda y Catálogo (Sprints 3-4):</text:span> Permitir a los usuarios encontrar billetes.</text:p>
        </text:list-item>
        <text:list-item>
          <text:p text:style-name="P39"><text:span text:style-name="Strong_20_Emphasis">Carrito y Pago (Sprints 5-6):</text:span> Permitir a los usuarios seleccionar y pagar billetes.</text:p>
        </text:list-item>
        <text:list-item>
          <text:p text:style-name="P39"><text:span text:style-name="Strong_20_Emphasis">Gestión de Viajes y Billetes (Sprints 7-8):</text:span> Permitir a los usuarios ver sus billetes y a la empresa gestionarlos.</text:p>
        </text:list-item>
        <text:list-item>
          <text:p text:style-name="P39"><text:span text:style-name="Strong_20_Emphasis">Administración (Sprints 9-10):</text:span> Dotar a los administradores de las herramientas necesarias.</text:p>
        </text:list-item>
      </text:list>
      <text:p text:style-name="Text_20_body"><text:span text:style-name="Strong_20_Emphasis">Suposiciones:</text:span></text:p>
      <text:list text:style-name="L20">
        <text:list-item>
          <text:p text:style-name="P40">Equipo de desarrollo con conocimientos en Python, microservicios y las tecnologías seleccionadas.</text:p>
        </text:list-item>
        <text:list-item>
          <text:p text:style-name="P40">Infraestructura de microservicios (ej. Kubernetes, Docker) ya establecida o en desarrollo paralelo.</text:p>
        </text:list-item>
        <text:list-item>
          <text:p text:style-name="P40">Existencia de una API para sistemas de pago o la definición de una.</text:p>
        </text:list-item>
      </text:list>
      <text:p text:style-name="Text_20_body"><text:span text:style-name="Strong_20_Emphasis">Detalle de los Sprints (Centrado en Usuarios Inicialmente):</text:span></text:p>
      <text:p text:style-name="Text_20_body"><text:span text:style-name="Strong_20_Emphasis">Sprint 1: Usuarios - Autenticación y Registro (Base)</text:span></text:p>
      <text:list text:style-name="L21">
        <text:list-item>
          <text:p text:style-name="P41"><text:span text:style-name="Strong_20_Emphasis">Objetivo del Sprint:</text:span> Permitir a los usuarios registrarse y autenticarse en el sistema. Crear el microservicio fundamental de usuarios.</text:p>
        </text:list-item>
        <text:list-item>
          <text:p text:style-name="P41"><text:span text:style-name="Strong_20_Emphasis">Funcionalidades a Desarrollar:</text:span></text:p>
          <text:list>
            <text:list-item>
              <text:p text:style-name="P41">API para registro de usuarios (nombre, email, contraseña).</text:p>
            </text:list-item>
            <text:list-item>
              <text:p text:style-name="P41">API para autenticación de usuarios (login con email y contraseña).</text:p>
            </text:list-item>
            <text:list-item>
              <text:p text:style-name="P41">Esquema de base de datos para almacenar la información básica de los usuarios.</text:p>
            </text:list-item>
            <text:list-item>
              <text:p text:style-name="P41">Implementación de un sistema de hashing seguro de contraseñas (ej. bcrypt).</text:p>
            </text:list-item>
            <text:list-item>
              <text:p text:style-name="P41">Implementación de JWT (JSON Web Tokens) para la autenticación.</text:p>
            </text:list-item>
            <text:list-item>
              <text:p text:style-name="P41">Documentación de la API.</text:p>
            </text:list-item>
          </text:list>
        </text:list-item>
        <text:list-item>
          <text:p text:style-name="P41"><text:span text:style-name="Strong_20_Emphasis">Criterios de Aceptación:</text:span></text:p>
          <text:list>
            <text:list-item>
              <text:p text:style-name="P41"><text:soft-page-break/>Los usuarios pueden registrarse con éxito proporcionando un email y contraseña válidos.</text:p>
            </text:list-item>
            <text:list-item>
              <text:p text:style-name="P41">Los usuarios pueden autenticarse con éxito utilizando las credenciales registradas.</text:p>
            </text:list-item>
            <text:list-item>
              <text:p text:style-name="P41">La información de los usuarios se almacena de forma segura en la base de datos.</text:p>
            </text:list-item>
            <text:list-item>
              <text:p text:style-name="P41">La API está documentada y puede ser utilizada por otras partes del sistema.</text:p>
            </text:list-item>
          </text:list>
        </text:list-item>
        <text:list-item>
          <text:p text:style-name="P41"><text:span text:style-name="Strong_20_Emphasis">Tareas:</text:span></text:p>
          <text:list>
            <text:list-item>
              <text:p text:style-name="P41">Diseño del esquema de la base de datos de usuarios.</text:p>
            </text:list-item>
            <text:list-item>
              <text:p text:style-name="P41">Desarrollo de las APIs de registro y autenticación.</text:p>
            </text:list-item>
            <text:list-item>
              <text:p text:style-name="P41">Implementación del sistema de hashing de contraseñas.</text:p>
            </text:list-item>
            <text:list-item>
              <text:p text:style-name="P41">Implementación de JWT.</text:p>
            </text:list-item>
            <text:list-item>
              <text:p text:style-name="P41">Pruebas unitarias y de integración.</text:p>
            </text:list-item>
            <text:list-item>
              <text:p text:style-name="P41">Documentación de la API.</text:p>
            </text:list-item>
          </text:list>
        </text:list-item>
      </text:list>
      <text:p text:style-name="Text_20_body"><text:span text:style-name="Strong_20_Emphasis">Sprint 2: Usuarios - Perfiles y Seguridad Mejorada</text:span></text:p>
      <text:list text:style-name="L22">
        <text:list-item>
          <text:p text:style-name="P42"><text:span text:style-name="Strong_20_Emphasis">Objetivo del Sprint:</text:span> Permitir a los usuarios gestionar su perfil y agregar funcionalidades de seguridad (recuperación de contraseña)</text:p>
        </text:list-item>
        <text:list-item>
          <text:p text:style-name="P42"><text:span text:style-name="Strong_20_Emphasis">Funcionalidades a Desarrollar:</text:span></text:p>
          <text:list>
            <text:list-item>
              <text:p text:style-name="P42">API para gestionar el perfil del usuario (actualizar nombre, email, teléfono).</text:p>
            </text:list-item>
            <text:list-item>
              <text:p text:style-name="P42">API para recuperar la contraseña (envío de email con enlace de restablecimiento).</text:p>
            </text:list-item>
            <text:list-item>
              <text:p text:style-name="P42">Implementación de validaciones en la API (ej. formato de email, longitud de la contraseña).</text:p>
            </text:list-item>
            <text:list-item>
              <text:p text:style-name="P42">Implementación de Rate Limiting para prevenir ataques de fuerza bruta.</text:p>
            </text:list-item>
            <text:list-item>
              <text:p text:style-name="P42">Documentación de la API.</text:p>
            </text:list-item>
          </text:list>
        </text:list-item>
        <text:list-item>
          <text:p text:style-name="P42"><text:span text:style-name="Strong_20_Emphasis">Criterios de Aceptación:</text:span></text:p>
          <text:list>
            <text:list-item>
              <text:p text:style-name="P42">Los usuarios pueden actualizar su perfil con éxito.</text:p>
            </text:list-item>
            <text:list-item>
              <text:p text:style-name="P42">Los usuarios pueden recuperar su contraseña utilizando su email registrado.</text:p>
            </text:list-item>
            <text:list-item>
              <text:p text:style-name="P42">La API valida los datos de entrada correctamente.</text:p>
            </text:list-item>
            <text:list-item>
              <text:p text:style-name="P42">La API está protegida contra ataques de fuerza bruta.</text:p>
            </text:list-item>
          </text:list>
        </text:list-item>
        <text:list-item>
          <text:p text:style-name="P42"><text:span text:style-name="Strong_20_Emphasis">Tareas:</text:span></text:p>
          <text:list>
            <text:list-item>
              <text:p text:style-name="P42">Desarrollo de la API de gestión de perfiles.</text:p>
            </text:list-item>
            <text:list-item>
              <text:p text:style-name="P42">Desarrollo de la API de recuperación de contraseña.</text:p>
            </text:list-item>
            <text:list-item>
              <text:p text:style-name="P42"><text:soft-page-break/>Implementación de validaciones en la API.</text:p>
            </text:list-item>
            <text:list-item>
              <text:p text:style-name="P42">Implementación de Rate Limiting.</text:p>
            </text:list-item>
            <text:list-item>
              <text:p text:style-name="P42">Pruebas unitarias y de integración.</text:p>
            </text:list-item>
            <text:list-item>
              <text:p text:style-name="P42">Documentación de la API.</text:p>
            </text:list-item>
          </text:list>
        </text:list-item>
      </text:list>
      <text:p text:style-name="Text_20_body"><text:span text:style-name="Strong_20_Emphasis">Sprint 3: Búsqueda - Microservicio de Rutas y Horarios (Base)</text:span></text:p>
      <text:list text:style-name="L23">
        <text:list-item>
          <text:p text:style-name="P43"><text:span text:style-name="Strong_20_Emphasis">Objetivo del Sprint:</text:span> Crear el microservicio que gestiona las rutas, horarios y disponibilidad, y permite a los usuarios buscar rutas.</text:p>
        </text:list-item>
        <text:list-item>
          <text:p text:style-name="P43"><text:span text:style-name="Strong_20_Emphasis">Funcionalidades a Desarrollar:</text:span></text:p>
          <text:list>
            <text:list-item>
              <text:p text:style-name="P43">API para buscar rutas por origen, destino y fecha.</text:p>
            </text:list-item>
            <text:list-item>
              <text:p text:style-name="P43">Esquema de base de datos para almacenar la información de las rutas y horarios.</text:p>
            </text:list-item>
            <text:list-item>
              <text:p text:style-name="P43">Implementación de algoritmos de búsqueda eficientes.</text:p>
            </text:list-item>
            <text:list-item>
              <text:p text:style-name="P43">API para que los administradores gestionen las rutas y horarios (inicialmente, solo crear y leer). Este backend de administración no estará expuesto al frontend todavía.</text:p>
            </text:list-item>
            <text:list-item>
              <text:p text:style-name="P43">Documentación de la API.</text:p>
            </text:list-item>
          </text:list>
        </text:list-item>
        <text:list-item>
          <text:p text:style-name="P43"><text:span text:style-name="Strong_20_Emphasis">Criterios de Aceptación:</text:span></text:p>
          <text:list>
            <text:list-item>
              <text:p text:style-name="P43">Los usuarios pueden buscar rutas utilizando el origen, destino y fecha.</text:p>
            </text:list-item>
            <text:list-item>
              <text:p text:style-name="P43">La API devuelve resultados relevantes y precisos.</text:p>
            </text:list-item>
            <text:list-item>
              <text:p text:style-name="P43">La API es escalable y puede manejar un gran volumen de búsquedas.</text:p>
            </text:list-item>
            <text:list-item>
              <text:p text:style-name="P43">Los administradores pueden crear y consultar rutas y horarios.</text:p>
            </text:list-item>
          </text:list>
        </text:list-item>
        <text:list-item>
          <text:p text:style-name="P43"><text:span text:style-name="Strong_20_Emphasis">Tareas:</text:span></text:p>
          <text:list>
            <text:list-item>
              <text:p text:style-name="P43">Diseño del esquema de la base de datos de rutas y horarios.</text:p>
            </text:list-item>
            <text:list-item>
              <text:p text:style-name="P43">Desarrollo de la API de búsqueda de rutas.</text:p>
            </text:list-item>
            <text:list-item>
              <text:p text:style-name="P43">Implementación de algoritmos de búsqueda eficientes.</text:p>
            </text:list-item>
            <text:list-item>
              <text:p text:style-name="P43">Desarrollo de las APIs de gestión de rutas y horarios (para administradores, backend-only).</text:p>
            </text:list-item>
            <text:list-item>
              <text:p text:style-name="P43">Pruebas unitarias y de integración.</text:p>
            </text:list-item>
            <text:list-item>
              <text:p text:style-name="P43">Documentación de la API.</text:p>
            </text:list-item>
          </text:list>
        </text:list-item>
      </text:list>
      <text:p text:style-name="Text_20_body"><text:span text:style-name="Strong_20_Emphasis">Sprint 4: Búsqueda - Filtrado y Ordenamiento</text:span></text:p>
      <text:list text:style-name="L24">
        <text:list-item>
          <text:p text:style-name="P44"><text:span text:style-name="Strong_20_Emphasis">Objetivo del Sprint:</text:span> Ampliar las funcionalidades de búsqueda con filtros y ordenamiento.</text:p>
        </text:list-item>
        <text:list-item>
          <text:p text:style-name="P44"><text:span text:style-name="Strong_20_Emphasis">Funcionalidades a Desarrollar:</text:span></text:p>
          <text:list>
            <text:list-item>
              <text:p text:style-name="P44"><text:soft-page-break/>Implementación de filtros en la API de búsqueda (ej. por precio, duración del viaje, número de escalas).</text:p>
            </text:list-item>
            <text:list-item>
              <text:p text:style-name="P44">Implementación de ordenamiento en la API de búsqueda (ej. por precio, duración del viaje).</text:p>
            </text:list-item>
            <text:list-item>
              <text:p text:style-name="P44">Mejorar la eficiencia de la API de búsqueda.</text:p>
            </text:list-item>
            <text:list-item>
              <text:p text:style-name="P44">Documentación de la API.</text:p>
            </text:list-item>
          </text:list>
        </text:list-item>
        <text:list-item>
          <text:p text:style-name="P44"><text:span text:style-name="Strong_20_Emphasis">Criterios de Aceptación:</text:span></text:p>
          <text:list>
            <text:list-item>
              <text:p text:style-name="P44">Los usuarios pueden filtrar los resultados de la búsqueda utilizando diferentes criterios.</text:p>
            </text:list-item>
            <text:list-item>
              <text:p text:style-name="P44">Los usuarios pueden ordenar los resultados de la búsqueda utilizando diferentes criterios.</text:p>
            </text:list-item>
            <text:list-item>
              <text:p text:style-name="P44">La API de búsqueda es eficiente y responde rápidamente.</text:p>
            </text:list-item>
          </text:list>
        </text:list-item>
        <text:list-item>
          <text:p text:style-name="P44"><text:span text:style-name="Strong_20_Emphasis">Tareas:</text:span></text:p>
          <text:list>
            <text:list-item>
              <text:p text:style-name="P44">Implementación de filtros en la API de búsqueda.</text:p>
            </text:list-item>
            <text:list-item>
              <text:p text:style-name="P44">Implementación de ordenamiento en la API de búsqueda.</text:p>
            </text:list-item>
            <text:list-item>
              <text:p text:style-name="P44">Optimización de la API de búsqueda.</text:p>
            </text:list-item>
            <text:list-item>
              <text:p text:style-name="P44">Pruebas unitarias y de integración.</text:p>
            </text:list-item>
            <text:list-item>
              <text:p text:style-name="P44">Documentación de la API.</text:p>
            </text:list-item>
          </text:list>
        </text:list-item>
      </text:list>
      <text:p text:style-name="Text_20_body"><text:span text:style-name="Strong_20_Emphasis">Justificación de la Priorización:</text:span></text:p>
      <text:list text:style-name="L25">
        <text:list-item>
          <text:p text:style-name="P45"><text:span text:style-name="Strong_20_Emphasis">Usuarios Primero:</text:span> Comenzar con los usuarios y la autenticación es fundamental para establecer la base del sistema. Sin usuarios registrados y autenticados, no se puede avanzar con otras funcionalidades.</text:p>
        </text:list-item>
        <text:list-item>
          <text:p text:style-name="P45"><text:span text:style-name="Strong_20_Emphasis">Búsqueda Temprano:</text:span> La búsqueda es la funcionalidad principal de la aplicación. Permitir a los usuarios buscar rutas lo antes posible proporciona valor y permite obtener feedback temprano.</text:p>
        </text:list-item>
        <text:list-item>
          <text:p text:style-name="P45"><text:span text:style-name="Strong_20_Emphasis">Iterativo e Incremental:</text:span> Cada sprint se centra en agregar valor de forma incremental, permitiendo adaptar el desarrollo en función del feedback y las necesidades del usuario.</text:p>
        </text:list-item>
      </text:list>
      <text:p text:style-name="Text_20_body"><text:span text:style-name="Strong_20_Emphasis">Siguientes Sprints (Resumen):</text:span></text:p>
      <text:list text:style-name="L26">
        <text:list-item>
          <text:p text:style-name="P46"><text:span text:style-name="Strong_20_Emphasis">Sprints 5-6: Carrito y Pago:</text:span> Implementar el microservicio de carrito, integrarlo con la API de búsqueda, y conectar con una pasarela de pago.</text:p>
        </text:list-item>
        <text:list-item>
          <text:p text:style-name="P46"><text:soft-page-break/><text:span text:style-name="Strong_20_Emphasis">Sprints 7-8: Gestión de Viajes y Billetes:</text:span> Implementar el microservicio para gestionar los billetes (generación, validación), permitir a los usuarios ver sus billetes comprados y a los administradores gestionarlos.</text:p>
        </text:list-item>
        <text:list-item>
          <text:p text:style-name="P46"><text:span text:style-name="Strong_20_Emphasis">Sprints 9-10: Administración:</text:span> Desarrollar las APIs completas para la gestión de rutas, horarios, precios, descuentos y la generación de informes para los administradores. Este microservicio se comunicaría con los otros microservicios (usuarios, rutas, billetes) para obtener la información necesaria.</text:p>
        </text:list-item>
      </text:list>
      <text:p text:style-name="Text_20_body"><text:span text:style-name="Strong_20_Emphasis">Consideraciones Finales:</text:span></text:p>
      <text:list text:style-name="L27">
        <text:list-item>
          <text:p text:style-name="P47"><text:span text:style-name="Strong_20_Emphasis">Comunicación:</text:span> Mantener una comunicación constante entre los miembros del equipo.</text:p>
        </text:list-item>
        <text:list-item>
          <text:p text:style-name="P47"><text:span text:style-name="Strong_20_Emphasis">Refactorización:</text:span> Dedicar tiempo a la refactorización del código para mejorar la calidad y mantenibilidad.</text:p>
        </text:list-item>
        <text:list-item>
          <text:p text:style-name="P47"><text:span text:style-name="Strong_20_Emphasis">Monitorización:</text:span> Implementar la monitorización de los microservicios para detectar y solucionar problemas de forma temprana.</text:p>
        </text:list-item>
        <text:list-item>
          <text:p text:style-name="P47"><text:span text:style-name="Strong_20_Emphasis">Integración Continua y Despliegue Continuo (CI/CD):</text:span> Automatizar el proceso de construcción, prueba y despliegue de los microservicios.</text:p>
        </text:list-item>
      </text:list>
      <text:p text:style-name="Text_20_body">Este es un plan de sprints inicial. Es importante ser flexible y adaptar el plan en función de los resultados de cada sprint, el feedback de los usuarios y las necesidades del negocio.</text:p>
      <text:p text:style-name="P29"><text:span text:style-name="Strong_20_Emphasis"><text:span text:style-name="T1"/></text:span></text:p>
      <text:p text:style-name="P48"><text:span text:style-name="Strong_20_Emphasis"><text:span text:style-name="T3">Iteración 3</text:span></text:span></text:p>
      <text:p text:style-name="Text_20_body"><text:span text:style-name="T12">V</text:span>amos a crear el árbol de directorios y ficheros inicial para los microservicios de la aplicación de venta de billetes de autobús, junto con los archivos README.md en cada directorio para documentar su propósito. Esta estructura es una base, y puede ser modificada y expandida a medida que el proyecto avance.</text:p>
      <text:p text:style-name="Text_20_body"><text:span text:style-name="Strong_20_Emphasis">Estructura del Repositorio Git:</text:span></text:p>
      <text:p text:style-name="Preformatted_20_Text"><text:s text:c="6"/><text:span text:style-name="Source_20_Text">bus-ticket-app/</text:span></text:p>
      <text:p text:style-name="Preformatted_20_Text"><text:span text:style-name="Source_20_Text">├── README.md <text:s text:c="7"/>(README general para todo el proyecto)</text:span></text:p>
      <text:p text:style-name="Preformatted_20_Text"><text:span text:style-name="Source_20_Text">├── users-service/</text:span></text:p>
      <text:p text:style-name="Preformatted_20_Text"><text:span text:style-name="Source_20_Text">│ <text:s text:c="2"/>├── README.md <text:s text:c="5"/>(README para el servicio de usuarios)</text:span></text:p>
      <text:p text:style-name="Preformatted_20_Text"><text:span text:style-name="Source_20_Text">│ <text:s text:c="2"/>├── src/</text:span></text:p>
      <text:p text:style-name="Preformatted_20_Text"><text:span text:style-name="Source_20_Text">│ <text:s text:c="2"/>│ <text:s text:c="2"/>├── __init__.py</text:span></text:p>
      <text:p text:style-name="Preformatted_20_Text"><text:span text:style-name="Source_20_Text">│ <text:s text:c="2"/>│ <text:s text:c="2"/>├── app.py <text:s text:c="6"/>(Archivo principal de la aplicación)</text:span></text:p>
      <text:p text:style-name="Preformatted_20_Text"><text:span text:style-name="Source_20_Text">│ <text:s text:c="2"/>│ <text:s text:c="2"/>├── models.py <text:s text:c="3"/>(Modelos de la base de datos)</text:span></text:p>
      <text:p text:style-name="Preformatted_20_Text"><text:span text:style-name="Source_20_Text">│ <text:s text:c="2"/>│ <text:s text:c="2"/>├── routes.py <text:s text:c="3"/>(Rutas de la API)</text:span></text:p>
      <text:p text:style-name="Preformatted_20_Text"><text:span text:style-name="Source_20_Text">│ <text:s text:c="2"/>│ <text:s text:c="2"/>├── utils.py <text:s text:c="4"/>(Funciones de utilidad)</text:span></text:p>
      <text:p text:style-name="Preformatted_20_Text"><text:span text:style-name="Source_20_Text">│ <text:s text:c="2"/>│ <text:s text:c="2"/>├── config.py <text:s text:c="3"/>(Configuración de la aplicación)</text:span></text:p>
      <text:p text:style-name="Preformatted_20_Text"><text:span text:style-name="Source_20_Text">│ <text:s text:c="2"/>│ <text:s text:c="2"/>├── tests/</text:span></text:p>
      <text:p text:style-name="Preformatted_20_Text"><text:span text:style-name="Source_20_Text">│ <text:s text:c="2"/>│ <text:s text:c="2"/>│ <text:s text:c="2"/>├── __init__.py</text:span></text:p>
      <text:p text:style-name="Preformatted_20_Text"><text:span text:style-name="Source_20_Text">│ <text:s text:c="2"/>│ <text:s text:c="2"/>│ <text:s text:c="2"/>├── conftest.py (Configuración de Pytest)</text:span></text:p>
      <text:p text:style-name="Preformatted_20_Text"><text:span text:style-name="Source_20_Text">│ <text:s text:c="2"/>│ <text:s text:c="2"/>│ <text:s text:c="2"/>├── test_users.py (Tests para registro y autenticación de usuarios)</text:span></text:p>
      <text:p text:style-name="Preformatted_20_Text"><text:span text:style-name="Source_20_Text">│ <text:s text:c="2"/>├── requirements.txt (Dependencias de Python)</text:span></text:p>
      <text:p text:style-name="Preformatted_20_Text"><text:span text:style-name="Source_20_Text">│ <text:s text:c="2"/>├── Dockerfile <text:s text:c="6"/>(Configuración de Docker)</text:span></text:p>
      <text:p text:style-name="Preformatted_20_Text"><text:span text:style-name="Source_20_Text">│ <text:s text:c="2"/>├── .gitignore <text:s text:c="6"/>(Ficheros a ignorar en Git)</text:span></text:p>
      <text:p text:style-name="Preformatted_20_Text"><text:span text:style-name="Source_20_Text">├── routes-service/</text:span></text:p>
      <text:p text:style-name="Preformatted_20_Text"><text:span text:style-name="Source_20_Text">│ <text:s text:c="2"/>├── README.md <text:s text:c="5"/>(README para el servicio de rutas)</text:span></text:p>
      <text:p text:style-name="Preformatted_20_Text"><text:span text:style-name="Source_20_Text">│ <text:s text:c="2"/>├── src/</text:span></text:p>
      <text:p text:style-name="Preformatted_20_Text"><text:span text:style-name="Source_20_Text">│ <text:s text:c="2"/>│ <text:s text:c="2"/>├── __init__.py</text:span></text:p>
      <text:p text:style-name="Preformatted_20_Text"><text:span text:style-name="Source_20_Text">│ <text:s text:c="2"/>│ <text:s text:c="2"/>├── app.py</text:span></text:p>
      <text:p text:style-name="Preformatted_20_Text"><text:span text:style-name="Source_20_Text">│ <text:s text:c="2"/>│ <text:s text:c="2"/>├── models.py</text:span></text:p>
      <text:p text:style-name="Preformatted_20_Text"><text:span text:style-name="Source_20_Text">│ <text:s text:c="2"/>│ <text:s text:c="2"/>├── routes.py</text:span></text:p>
      <text:p text:style-name="Preformatted_20_Text"><text:span text:style-name="Source_20_Text">│ <text:s text:c="2"/>│ <text:s text:c="2"/>├── utils.py</text:span></text:p>
      <text:p text:style-name="Preformatted_20_Text"><text:span text:style-name="Source_20_Text">│ <text:s text:c="2"/>│ <text:s text:c="2"/>├── config.py</text:span></text:p>
      <text:p text:style-name="Preformatted_20_Text"><text:span text:style-name="Source_20_Text">│ <text:s text:c="2"/>│ <text:s text:c="2"/>├── tests/</text:span></text:p>
      <text:p text:style-name="Preformatted_20_Text"><text:span text:style-name="Source_20_Text">│ <text:s text:c="2"/>│ <text:s text:c="2"/>│ <text:s text:c="2"/>├── __init__.py</text:span></text:p>
      <text:p text:style-name="Preformatted_20_Text"><text:span text:style-name="Source_20_Text">│ <text:s text:c="2"/>│ <text:s text:c="2"/>│ <text:s text:c="2"/>├── conftest.py</text:span></text:p>
      <text:p text:style-name="Preformatted_20_Text"><text:span text:style-name="Source_20_Text">│ <text:s text:c="2"/>│ <text:s text:c="2"/>│ <text:s text:c="2"/>├── test_routes.py (Tests para la búsqueda y gestión de rutas)</text:span></text:p>
      <text:p text:style-name="Preformatted_20_Text"><text:span text:style-name="Source_20_Text">│ <text:s text:c="2"/>├── requirements.txt</text:span></text:p>
      <text:p text:style-name="Preformatted_20_Text"><text:span text:style-name="Source_20_Text">│ <text:s text:c="2"/>├── Dockerfile</text:span></text:p>
      <text:p text:style-name="Preformatted_20_Text"><text:span text:style-name="Source_20_Text">│ <text:s text:c="2"/>├── .gitignore</text:span></text:p>
      <text:p text:style-name="Preformatted_20_Text"><text:span text:style-name="Source_20_Text">├── payments-service/ <text:s text:c="2"/>(Ejemplo de estructura, no estrictamente necesario para los Sprints 1-4)</text:span></text:p>
      <text:p text:style-name="Preformatted_20_Text"><text:span text:style-name="Source_20_Text">│ <text:s text:c="2"/>├── README.md</text:span></text:p>
      <text:p text:style-name="Preformatted_20_Text"><text:span text:style-name="Source_20_Text">│ <text:s text:c="2"/>├── ...</text:span></text:p>
      <text:p text:style-name="Preformatted_20_Text"><text:span text:style-name="Source_20_Text">├── common/ <text:s text:c="12"/>(Componentes reutilizables)</text:span></text:p>
      <text:p text:style-name="Preformatted_20_Text"><text:span text:style-name="Source_20_Text">│ <text:s text:c="2"/>├── README.md</text:span></text:p>
      <text:p text:style-name="Preformatted_20_Text"><text:span text:style-name="Source_20_Text">│ <text:s text:c="2"/>├── database.py <text:s text:c="4"/>(Configuración de la conexión a la base de datos - Ejemplo)</text:span></text:p>
      <text:p text:style-name="Preformatted_20_Text"><text:span text:style-name="Source_20_Text">│ <text:s text:c="2"/>├── auth.py <text:s text:c="8"/>(Utilidades de autenticación - Ejemplo)</text:span></text:p>
      <text:p text:style-name="Preformatted_20_Text"><text:span text:style-name="Source_20_Text">└── .gitignore <text:s text:c="9"/>(Archivo .gitignore general)</text:span></text:p>
      <text:p text:style-name="P10"><text:s text:c="4"/></text:p>
      <text:p text:style-name="Text_20_body"><text:span text:style-name="Strong_20_Emphasis">Contenido de los Ficheros README.md:</text:span></text:p>
      <text:p text:style-name="Text_20_body"><text:soft-page-break/><text:span text:style-name="Strong_20_Emphasis">bus-ticket-app/README.md (README General del Proyecto):</text:span></text:p>
      <text:p text:style-name="Preformatted_20_Text"><text:s text:c="6"/><text:span text:style-name="Source_20_Text"># Aplicación de Venta de Billetes de Autobús</text:span></text:p>
      <text:p text:style-name="Preformatted_20_Text"/>
      <text:p text:style-name="Preformatted_20_Text"><text:span text:style-name="Source_20_Text">Este repositorio contiene los microservicios backend para una aplicación de venta de billetes de autobús.</text:span></text:p>
      <text:p text:style-name="Preformatted_20_Text"/>
      <text:p text:style-name="Preformatted_20_Text"><text:span text:style-name="Source_20_Text">## Microservicios</text:span></text:p>
      <text:p text:style-name="Preformatted_20_Text"/>
      <text:p text:style-name="Preformatted_20_Text"><text:span text:style-name="Source_20_Text">* <text:s text:c="2"/>**users-service:** Gestiona las cuentas de usuario, la autenticación y los perfiles.</text:span></text:p>
      <text:p text:style-name="Preformatted_20_Text"><text:span text:style-name="Source_20_Text">* <text:s text:c="2"/>**routes-service:** Gestiona las rutas de autobús, los horarios y la disponibilidad.</text:span></text:p>
      <text:p text:style-name="Preformatted_20_Text"><text:span text:style-name="Source_20_Text">* <text:s text:c="2"/>**payments-service:** (Marcador de posición) Gestiona el procesamiento de pagos.</text:span></text:p>
      <text:p text:style-name="Preformatted_20_Text"><text:span text:style-name="Source_20_Text">* <text:s text:c="2"/>**common:** Contiene componentes reutilizables compartidos entre microservicios.</text:span></text:p>
      <text:p text:style-name="Preformatted_20_Text"/>
      <text:p text:style-name="Preformatted_20_Text"><text:span text:style-name="Source_20_Text">## Empezando</text:span></text:p>
      <text:p text:style-name="Preformatted_20_Text"/>
      <text:p text:style-name="Preformatted_20_Text"><text:span text:style-name="Source_20_Text">Las instrucciones sobre cómo configurar y ejecutar la aplicación se añadirán más adelante.</text:span></text:p>
      <text:p text:style-name="P10"><text:s text:c="4"/></text:p>
      <text:p text:style-name="P49">IGNORE_WHEN_COPYING_START</text:p>
      <text:p text:style-name="P49">content_copy download </text:p>
      <text:p text:style-name="P49">Use code <text:a xlink:type="simple" xlink:href="https://support.google.com/legal/answer/13505487" office:target-frame-name="_blank" xlink:show="new" text:style-name="Internet_20_link" text:visited-style-name="Visited_20_Internet_20_Link">with caution</text:a>.Markdown</text:p>
      <text:p text:style-name="Text_20_body">IGNORE_WHEN_COPYING_END</text:p>
      <text:p text:style-name="Text_20_body"><text:span text:style-name="Strong_20_Emphasis">bus-ticket-app/users-service/README.md (README del Servicio de Usuarios):</text:span></text:p>
      <text:p text:style-name="Preformatted_20_Text"><text:s text:c="6"/><text:span text:style-name="Source_20_Text"># Servicio de Usuarios</text:span></text:p>
      <text:p text:style-name="Preformatted_20_Text"/>
      <text:p text:style-name="Preformatted_20_Text"><text:span text:style-name="Source_20_Text">Este microservicio es responsable de gestionar las cuentas de usuario, la autenticación y los perfiles de usuario.</text:span></text:p>
      <text:p text:style-name="Preformatted_20_Text"/>
      <text:p text:style-name="Preformatted_20_Text"><text:span text:style-name="Source_20_Text">## Funcionalidad</text:span></text:p>
      <text:p text:style-name="Preformatted_20_Text"/>
      <text:p text:style-name="Preformatted_20_Text"><text:span text:style-name="Source_20_Text">* <text:s text:c="2"/>Registro y autenticación de usuarios.</text:span></text:p>
      <text:p text:style-name="Preformatted_20_Text"><text:span text:style-name="Source_20_Text">* <text:s text:c="2"/>Gestión del perfil (actualizar nombre, email, teléfono).</text:span></text:p>
      <text:p text:style-name="Preformatted_20_Text"><text:span text:style-name="Source_20_Text">* <text:s text:c="2"/>Recuperación de contraseña.</text:span></text:p>
      <text:p text:style-name="Preformatted_20_Text"/>
      <text:p text:style-name="Preformatted_20_Text"><text:span text:style-name="Source_20_Text">## Tecnologías</text:span></text:p>
      <text:p text:style-name="Preformatted_20_Text"/>
      <text:p text:style-name="Preformatted_20_Text"><text:span text:style-name="Source_20_Text">* <text:s text:c="2"/>Python</text:span></text:p>
      <text:p text:style-name="Preformatted_20_Text"><text:span text:style-name="Source_20_Text">* <text:s text:c="2"/>Flask/FastAPI (Elige uno)</text:span></text:p>
      <text:p text:style-name="Preformatted_20_Text"><text:span text:style-name="Source_20_Text">* <text:s text:c="2"/>SQLAlchemy (o un ORM similar)</text:span></text:p>
      <text:p text:style-name="Preformatted_20_Text"><text:span text:style-name="Source_20_Text">* <text:s text:c="2"/>PostgreSQL (u otra base de datos)</text:span></text:p>
      <text:p text:style-name="Preformatted_20_Text"><text:span text:style-name="Source_20_Text">* <text:s text:c="2"/>JWT (JSON Web Tokens) para la autenticación</text:span></text:p>
      <text:p text:style-name="Preformatted_20_Text"/>
      <text:p text:style-name="Preformatted_20_Text"><text:span text:style-name="Source_20_Text">## Configuración</text:span></text:p>
      <text:p text:style-name="Preformatted_20_Text"/>
      <text:p text:style-name="Preformatted_20_Text"><text:span text:style-name="Source_20_Text">(Marcador de posición para las instrucciones de configuración)</text:span></text:p>
      <text:p text:style-name="P10"><text:s text:c="4"/></text:p>
      <text:p text:style-name="P49">IGNORE_WHEN_COPYING_START</text:p>
      <text:p text:style-name="P49"><text:soft-page-break/>content_copy download </text:p>
      <text:p text:style-name="P49">Use code <text:a xlink:type="simple" xlink:href="https://support.google.com/legal/answer/13505487" office:target-frame-name="_blank" xlink:show="new" text:style-name="Internet_20_link" text:visited-style-name="Visited_20_Internet_20_Link">with caution</text:a>.Markdown</text:p>
      <text:p text:style-name="Text_20_body">IGNORE_WHEN_COPYING_END</text:p>
      <text:p text:style-name="Text_20_body"><text:span text:style-name="Strong_20_Emphasis">bus-ticket-app/routes-service/README.md (README del Servicio de Rutas):</text:span></text:p>
      <text:p text:style-name="Preformatted_20_Text"><text:s text:c="6"/><text:span text:style-name="Source_20_Text"># Servicio de Rutas</text:span></text:p>
      <text:p text:style-name="Preformatted_20_Text"/>
      <text:p text:style-name="Preformatted_20_Text"><text:span text:style-name="Source_20_Text">Este microservicio gestiona las rutas de autobús, los horarios y la disponibilidad.</text:span></text:p>
      <text:p text:style-name="Preformatted_20_Text"/>
      <text:p text:style-name="Preformatted_20_Text"><text:span text:style-name="Source_20_Text">## Funcionalidad</text:span></text:p>
      <text:p text:style-name="Preformatted_20_Text"/>
      <text:p text:style-name="Preformatted_20_Text"><text:span text:style-name="Source_20_Text">* <text:s text:c="2"/>Búsqueda de rutas por origen, destino y fecha.</text:span></text:p>
      <text:p text:style-name="Preformatted_20_Text"><text:span text:style-name="Source_20_Text">* <text:s text:c="2"/>Filtrado y ordenamiento de los resultados de la búsqueda.</text:span></text:p>
      <text:p text:style-name="Preformatted_20_Text"><text:span text:style-name="Source_20_Text">* <text:s text:c="2"/>(Admin) Gestión de rutas y horarios.</text:span></text:p>
      <text:p text:style-name="Preformatted_20_Text"/>
      <text:p text:style-name="Preformatted_20_Text"><text:span text:style-name="Source_20_Text">## Tecnologías</text:span></text:p>
      <text:p text:style-name="Preformatted_20_Text"/>
      <text:p text:style-name="Preformatted_20_Text"><text:span text:style-name="Source_20_Text">* <text:s text:c="2"/>Python</text:span></text:p>
      <text:p text:style-name="Preformatted_20_Text"><text:span text:style-name="Source_20_Text">* <text:s text:c="2"/>Flask/FastAPI (Elige uno)</text:span></text:p>
      <text:p text:style-name="Preformatted_20_Text"><text:span text:style-name="Source_20_Text">* <text:s text:c="2"/>SQLAlchemy (o un ORM similar)</text:span></text:p>
      <text:p text:style-name="Preformatted_20_Text"><text:span text:style-name="Source_20_Text">* <text:s text:c="2"/>PostgreSQL (u otra base de datos)</text:span></text:p>
      <text:p text:style-name="Preformatted_20_Text"/>
      <text:p text:style-name="Preformatted_20_Text"><text:span text:style-name="Source_20_Text">## Configuración</text:span></text:p>
      <text:p text:style-name="Preformatted_20_Text"/>
      <text:p text:style-name="Preformatted_20_Text"><text:span text:style-name="Source_20_Text">(Marcador de posición para las instrucciones de configuración)</text:span></text:p>
      <text:p text:style-name="P10"><text:s text:c="4"/></text:p>
      <text:p text:style-name="P49">IGNORE_WHEN_COPYING_START</text:p>
      <text:p text:style-name="P49">content_copy download </text:p>
      <text:p text:style-name="P49">Use code <text:a xlink:type="simple" xlink:href="https://support.google.com/legal/answer/13505487" office:target-frame-name="_blank" xlink:show="new" text:style-name="Internet_20_link" text:visited-style-name="Visited_20_Internet_20_Link">with caution</text:a>.Markdown</text:p>
      <text:p text:style-name="Text_20_body">IGNORE_WHEN_COPYING_END</text:p>
      <text:p text:style-name="Text_20_body"><text:span text:style-name="Strong_20_Emphasis">bus-ticket-app/common/README.md (README de Componentes Comunes):</text:span></text:p>
      <text:p text:style-name="Preformatted_20_Text"><text:s text:c="6"/><text:span text:style-name="Source_20_Text"># Componentes Comunes</text:span></text:p>
      <text:p text:style-name="Preformatted_20_Text"/>
      <text:p text:style-name="Preformatted_20_Text"><text:span text:style-name="Source_20_Text">Este directorio contiene componentes reutilizables compartidos entre múltiples microservicios.</text:span></text:p>
      <text:p text:style-name="Preformatted_20_Text"/>
      <text:p text:style-name="Preformatted_20_Text"><text:span text:style-name="Source_20_Text">## Componentes</text:span></text:p>
      <text:p text:style-name="Preformatted_20_Text"/>
      <text:p text:style-name="Preformatted_20_Text"><text:span text:style-name="Source_20_Text">* <text:s text:c="2"/>**database.py:** Configuración de la conexión a la base de datos (ejemplo).</text:span></text:p>
      <text:p text:style-name="Preformatted_20_Text"><text:span text:style-name="Source_20_Text">* <text:s text:c="2"/>**auth.py:** Utilidades de autenticación (ejemplo).</text:span></text:p>
      <text:p text:style-name="Preformatted_20_Text"/>
      <text:p text:style-name="Preformatted_20_Text"><text:span text:style-name="Source_20_Text">(Añade más descripciones a medida que añadas más componentes)</text:span></text:p>
      <text:p text:style-name="P10"><text:s text:c="4"/></text:p>
      <text:p text:style-name="P49">IGNORE_WHEN_COPYING_START</text:p>
      <text:p text:style-name="P49">content_copy download </text:p>
      <text:p text:style-name="P49">Use code <text:a xlink:type="simple" xlink:href="https://support.google.com/legal/answer/13505487" office:target-frame-name="_blank" xlink:show="new" text:style-name="Internet_20_link" text:visited-style-name="Visited_20_Internet_20_Link">with caution</text:a>.Markdown</text:p>
      <text:p text:style-name="Text_20_body">IGNORE_WHEN_COPYING_END</text:p>
      <text:p text:style-name="Text_20_body"><text:soft-page-break/><text:span text:style-name="Strong_20_Emphasis">Contenido de .gitignore (Ejemplo):</text:span></text:p>
      <text:p text:style-name="Preformatted_20_Text"><text:s text:c="6"/><text:span text:style-name="Source_20_Text"># Ficheros compilados / optimizados / DLL</text:span></text:p>
      <text:p text:style-name="Preformatted_20_Text"><text:span text:style-name="Source_20_Text">__pycache__/</text:span></text:p>
      <text:p text:style-name="Preformatted_20_Text"><text:span text:style-name="Source_20_Text">*.py[cod]</text:span></text:p>
      <text:p text:style-name="Preformatted_20_Text"><text:span text:style-name="Source_20_Text">*$py.class</text:span></text:p>
      <text:p text:style-name="Preformatted_20_Text"/>
      <text:p text:style-name="Preformatted_20_Text"><text:span text:style-name="Source_20_Text"># Entornos</text:span></text:p>
      <text:p text:style-name="Preformatted_20_Text"><text:span text:style-name="Source_20_Text">.env</text:span></text:p>
      <text:p text:style-name="Preformatted_20_Text"><text:span text:style-name="Source_20_Text">venv/</text:span></text:p>
      <text:p text:style-name="Preformatted_20_Text"><text:span text:style-name="Source_20_Text">env/</text:span></text:p>
      <text:p text:style-name="Preformatted_20_Text"><text:span text:style-name="Source_20_Text">ENV/</text:span></text:p>
      <text:p text:style-name="Preformatted_20_Text"><text:span text:style-name="Source_20_Text">*.egg-info/</text:span></text:p>
      <text:p text:style-name="Preformatted_20_Text"/>
      <text:p text:style-name="Preformatted_20_Text"><text:span text:style-name="Source_20_Text"># Artefactos de construcción</text:span></text:p>
      <text:p text:style-name="Preformatted_20_Text"><text:span text:style-name="Source_20_Text">dist/</text:span></text:p>
      <text:p text:style-name="Preformatted_20_Text"><text:span text:style-name="Source_20_Text">build/</text:span></text:p>
      <text:p text:style-name="Preformatted_20_Text"><text:span text:style-name="Source_20_Text">sdist/</text:span></text:p>
      <text:p text:style-name="Preformatted_20_Text"/>
      <text:p text:style-name="Preformatted_20_Text"><text:span text:style-name="Source_20_Text"># IDEs y Editores</text:span></text:p>
      <text:p text:style-name="Preformatted_20_Text"><text:span text:style-name="Source_20_Text">.idea/</text:span></text:p>
      <text:p text:style-name="Preformatted_20_Text"><text:span text:style-name="Source_20_Text">.vscode/</text:span></text:p>
      <text:p text:style-name="Preformatted_20_Text"><text:span text:style-name="Source_20_Text">*.swp</text:span></text:p>
      <text:p text:style-name="Preformatted_20_Text"><text:span text:style-name="Source_20_Text">*.swo</text:span></text:p>
      <text:p text:style-name="Preformatted_20_Text"><text:span text:style-name="Source_20_Text">*~</text:span></text:p>
      <text:p text:style-name="P10"><text:s text:c="4"/></text:p>
      <text:p text:style-name="P49">IGNORE_WHEN_COPYING_START</text:p>
      <text:p text:style-name="P49">content_copy download </text:p>
      <text:p text:style-name="P49">Use code <text:a xlink:type="simple" xlink:href="https://support.google.com/legal/answer/13505487" office:target-frame-name="_blank" xlink:show="new" text:style-name="Internet_20_link" text:visited-style-name="Visited_20_Internet_20_Link">with caution</text:a>.</text:p>
      <text:p text:style-name="Text_20_body">IGNORE_WHEN_COPYING_END</text:p>
      <text:p text:style-name="Text_20_body"><text:span text:style-name="Strong_20_Emphasis">Ejemplo de users-service/requirements.txt:</text:span></text:p>
      <text:p text:style-name="Preformatted_20_Text"><text:s text:c="6"/><text:span text:style-name="Source_20_Text">Flask</text:span></text:p>
      <text:p text:style-name="Preformatted_20_Text"><text:span text:style-name="Source_20_Text">SQLAlchemy</text:span></text:p>
      <text:p text:style-name="Preformatted_20_Text"><text:span text:style-name="Source_20_Text">psycopg2-binary <text:s/># O el controlador de base de datos apropiado</text:span></text:p>
      <text:p text:style-name="Preformatted_20_Text"><text:span text:style-name="Source_20_Text">python-dotenv</text:span></text:p>
      <text:p text:style-name="Preformatted_20_Text"><text:span text:style-name="Source_20_Text">Flask-JWT-Extended</text:span></text:p>
      <text:p text:style-name="Preformatted_20_Text"><text:span text:style-name="Source_20_Text">bcrypt</text:span></text:p>
      <text:p text:style-name="P10"><text:s text:c="4"/></text:p>
      <text:p text:style-name="P49">IGNORE_WHEN_COPYING_START</text:p>
      <text:p text:style-name="P49">content_copy download </text:p>
      <text:p text:style-name="P49">Use code <text:a xlink:type="simple" xlink:href="https://support.google.com/legal/answer/13505487" office:target-frame-name="_blank" xlink:show="new" text:style-name="Internet_20_link" text:visited-style-name="Visited_20_Internet_20_Link">with caution</text:a>.</text:p>
      <text:p text:style-name="Text_20_body">IGNORE_WHEN_COPYING_END</text:p>
      <text:p text:style-name="Text_20_body"><text:span text:style-name="Strong_20_Emphasis">Consideraciones Adicionales:</text:span></text:p>
      <text:list text:style-name="L28">
        <text:list-item>
          <text:p text:style-name="P50"><text:span text:style-name="Strong_20_Emphasis">Framework:</text:span> Decidir entre Flask y FastAPI. FastAPI se recomienda generalmente para APIs modernas por su rendimiento y validación de datos incorporada.</text:p>
        </text:list-item>
        <text:list-item>
          <text:p text:style-name="P50"><text:span text:style-name="Strong_20_Emphasis">Database:</text:span> Seleccionar una base de datos (PostgreSQL, MySQL, etc.).</text:p>
        </text:list-item>
        <text:list-item>
          <text:p text:style-name="P50"><text:soft-page-break/><text:span text:style-name="Strong_20_Emphasis">ORM:</text:span> Elegir un ORM (SQLAlchemy, Peewee).</text:p>
        </text:list-item>
        <text:list-item>
          <text:p text:style-name="P50"><text:span text:style-name="Strong_20_Emphasis">Testing:</text:span> Usar pytest como framework de testing.</text:p>
        </text:list-item>
        <text:list-item>
          <text:p text:style-name="P50"><text:span text:style-name="Strong_20_Emphasis">Linting:</text:span> Configurar linters (flake8, pylint) para mantener la calidad del código.</text:p>
        </text:list-item>
        <text:list-item>
          <text:p text:style-name="P50"><text:span text:style-name="Strong_20_Emphasis">CI/CD:</text:span> Integrar con un sistema de CI/CD (GitHub Actions, GitLab CI, Jenkins).</text:p>
        </text:list-item>
        <text:list-item>
          <text:p text:style-name="P50"><text:span text:style-name="Strong_20_Emphasis">Asincronía:</text:span> Considerar el uso de asyncio si se requiere un alto rendimiento.</text:p>
        </text:list-item>
        <text:list-item>
          <text:p text:style-name="P50"><text:span text:style-name="Strong_20_Emphasis">Configuración:</text:span> Usar variables de entorno para configurar la aplicación (ej. claves de API, URLs de bases de datos).</text:p>
        </text:list-item>
      </text:list>
      <text:p text:style-name="Text_20_body"><text:span text:style-name="Strong_20_Emphasis">Cómo Proceder:</text:span></text:p>
      <text:list text:style-name="L29">
        <text:list-item>
          <text:p text:style-name="P51"><text:span text:style-name="Strong_20_Emphasis">Crear el repositorio Git:</text:span> Crea un nuevo repositorio en GitHub, GitLab o Bitbucket.</text:p>
        </text:list-item>
        <text:list-item>
          <text:p text:style-name="P51"><text:span text:style-name="Strong_20_Emphasis">Clonar el repositorio:</text:span> Clona el repositorio a tu máquina local.</text:p>
        </text:list-item>
        <text:list-item>
          <text:p text:style-name="P51"><text:span text:style-name="Strong_20_Emphasis">Crear la estructura de directorios y ficheros:</text:span> Crea la estructura de directorios y ficheros como se muestra arriba.</text:p>
        </text:list-item>
        <text:list-item>
          <text:p text:style-name="P51"><text:span text:style-name="Strong_20_Emphasis">Completar los archivos README.md:</text:span> Edita los archivos README.md con la información correspondiente.</text:p>
        </text:list-item>
        <text:list-item>
          <text:p text:style-name="P51"><text:span text:style-name="Strong_20_Emphasis">Crear los archivos .gitignore:</text:span> Crea los archivos .gitignore con las entradas apropiadas.</text:p>
        </text:list-item>
        <text:list-item>
          <text:p text:style-name="P51"><text:span text:style-name="Strong_20_Emphasis">Crear los archivos requirements.txt:</text:span> Lista las dependencias de cada microservicio en su respectivo archivo requirements.txt.</text:p>
        </text:list-item>
        <text:list-item>
          <text:p text:style-name="P51"><text:span text:style-name="Strong_20_Emphasis">Inicializar el código base:</text:span> Crea los archivos app.py, models.py, routes.py, etc., con el código inicial para cada microservicio.</text:p>
        </text:list-item>
        <text:list-item>
          <text:p text:style-name="P51"><text:span text:style-name="Strong_20_Emphasis">Realizar el primer commit:</text:span> Agrega todos los archivos al repositorio Git, realiza un commit con un mensaje descriptivo (ej. "Commit inicial - Estructura del proyecto").</text:p>
        </text:list-item>
        <text:list-item>
          <text:p text:style-name="P51"><text:span text:style-name="Strong_20_Emphasis">Subir al repositorio remoto:</text:span> Sube los cambios al repositorio remoto.</text:p>
        </text:list-item>
      </text:list>
      <text:p text:style-name="Text_20_body">Este punto de partida te permitirá tener una estructura organizada y documentada para comenzar a desarrollar los microservicios de tu aplicación de venta de billetes de autobús. A partir de aquí, puedes comenzar a implementar la lógica de negocio en los archivos app.py, models.py y routes.py de cada microservicio.</text:p>
      <text:p text:style-name="P52"><text:span text:style-name="Strong_20_Emphasis"><text:span text:style-name="T4"/></text:span></text:p>
      <text:p text:style-name="P53"><text:span text:style-name="Strong_20_Emphasis"><text:span text:style-name="T4">Comando con la estructura. </text:span></text:span><text:span text:style-name="Strong_20_Emphasis"><text:span text:style-name="T5">Es más legible ;-)</text:span></text:span></text:p>
      <text:p text:style-name="P52"><text:span text:style-name="Strong_20_Emphasis"><text:span text:style-name="T11">mkdir -p bus-ticket-app/{users-service/src/tests,routes-service/src/tests,payments-service,common}</text:span></text:span></text:p>
      <text:p text:style-name="P52"><text:span text:style-name="Strong_20_Emphasis"><text:span text:style-name="T11">touch bus-ticket-app/README.md bus-ticket-app/.gitignore</text:span></text:span></text:p>
      <text:p text:style-name="P52"><text:span text:style-name="Strong_20_Emphasis"><text:span text:style-name="T11">touch bus-ticket-app/users-service/README.md bus-ticket-app/users-service/.gitignore bus-ticket-app/users-service/Dockerfile bus-ticket-app/users-service/requirements.txt</text:span></text:span></text:p>
      <text:p text:style-name="P52"><text:span text:style-name="Strong_20_Emphasis"><text:span text:style-name="T11">touch bus-ticket-app/users-service/src/{__init__.py,app.py,models.py,routes.py,utils.py,config.py}</text:span></text:span></text:p>
      <text:p text:style-name="P52"><text:span text:style-name="Strong_20_Emphasis"><text:span text:style-name="T11">touch bus-ticket-app/users-service/src/tests/{__init__.py,conftest.py,test_users.py}</text:span></text:span></text:p>
      <text:p text:style-name="P52"><text:span text:style-name="Strong_20_Emphasis"><text:span text:style-name="T11">touch bus-ticket-app/routes-service/README.md bus-ticket-app/routes-service/.gitignore bus-ticket-app/routes-service/Dockerfile bus-ticket-app/routes-service/requirements.txt</text:span></text:span></text:p>
      <text:p text:style-name="P52"><text:span text:style-name="Strong_20_Emphasis"><text:span text:style-name="T11">touch bus-ticket-app/routes-service/src/{__init__.py,app.py,models.py,routes.py,utils.py,config.py}</text:span></text:span></text:p>
      <text:p text:style-name="P52"><text:span text:style-name="Strong_20_Emphasis"><text:span text:style-name="T11">touch bus-ticket-app/routes-service/src/tests/{__init__.py,conftest.py,test_routes.py}</text:span></text:span></text:p>
      <text:p text:style-name="P52"><text:span text:style-name="Strong_20_Emphasis"><text:span text:style-name="T11">touch bus-ticket-app/payments-service/README.md</text:span></text:span></text:p>
      <text:p text:style-name="P52"><text:span text:style-name="Strong_20_Emphasis"><text:span text:style-name="T11">touch bus-ticket-app/common/{README.md,database.py,auth.py}</text:span></text:span></text:p>
      <text:p text:style-name="P52"><text:span text:style-name="Strong_20_Emphasis"><text:span text:style-name="T11"/></text:span></text:p>
      <text:p text:style-name="P52"><text:span text:style-name="Strong_20_Emphasis"><text:span text:style-name="T11"/></text:span></text:p>
      <text:p text:style-name="P52"><text:span text:style-name="Strong_20_Emphasis"><text:span text:style-name="T15"/></text:span></text:p>
      <text:p text:style-name="P52"><text:a xlink:type="simple" xlink:href="https://github.com/ricardoinstructor/bus_app.git" text:style-name="Internet_20_link" text:visited-style-name="Visited_20_Internet_20_Link"><text:span text:style-name="Strong_20_Emphasis"><text:span text:style-name="T15">https://github.com/ricardoinstructor/bus_app.git</text:span></text:span></text:a></text:p>
      <text:p text:style-name="P53"><text:span text:style-name="Strong_20_Emphasis"><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ff02" officeooo:paragraph-rsid="0002ff02"/>
    </style:style>
    <style:style style:name="MP2" style:family="paragraph" style:parent-style-name="Header">
      <style:paragraph-properties fo:text-align="end" style:justify-single-word="false"/>
      <style:text-properties officeooo:rsid="0002ff02" officeooo:paragraph-rsid="0002ff02"/>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PIC Devop tools</text:p>
        <text:p text:style-name="MP2">CFTIC Getafe 24/1520</text:p>
      </style:header>
      <style:footer>
        <text:p text:style-name="MP3"><text:bookmark-start text:name="PageNumWizard_FOOTER_Estilo de página predeterminado1"/><text:page-number text:select-page="current">17</text:page-number><text:s/>/ <text:page-count>17</text:page-count><text:bookmark-end text:name="PageNumWizard_FOOTER_Estilo de página predeterminado1"/></text:p>
      </style:footer>
      <style:footer-left>
        <text:p text:style-name="MP3"><text:bookmark-start text:name="PageNumWizard_FOOTER_Estilo de página predeterminado2"/><text:page-number text:select-page="current">12</text:page-number><text:s/>/ <text:page-count>17</text:page-count><text:bookmark-end text:name="PageNumWizard_FOOTER_Estilo de página predeterminad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7:03:02.282380017</meta:creation-date>
    <dc:date>2025-03-24T20:54:01.878321237</dc:date>
    <meta:editing-duration>PT2H34M58S</meta:editing-duration>
    <meta:editing-cycles>10</meta:editing-cycles>
    <meta:generator>LibreOffice/24.2.2.2$Linux_X86_64 LibreOffice_project/d56cc158d8a96260b836f100ef4b4ef25d6f1a01</meta:generator>
    <meta:print-date>2025-03-18T17:27:56.697553710</meta:print-date>
    <meta:printed-by>Archivos PDF</meta:printed-by>
    <meta:document-statistic meta:table-count="1" meta:image-count="0" meta:object-count="0" meta:page-count="17" meta:paragraph-count="400" meta:word-count="3663" meta:character-count="25153" meta:non-whitespace-character-count="21741"/>
  </office:meta>
</office:document-meta>
</file>